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QLTableOptimizer.repairTable( Statement sStat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ySQLTableOptimizer.initializePoolAccess( JDBCDiskCacheAttributes c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ySQLTableOptimizer.optimizeTabl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MySQLTableOptimizer.getTableStatus( Statement sStat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ySQLTableOptimizer.setTableNam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TableOptimizer.MySQLTableOptimizer( MySQLDiskCacheAttributes attributes , TableState tabl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SQLTableOptimizer.get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